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loext:opacity="100%" style:font-name="Liberation Serif" fo:font-size="12pt" fo:letter-spacing="normal" fo:font-style="normal" fo:font-weight="normal" officeooo:rsid="000bd74c" officeooo:paragraph-rsid="000dbb40"/>
    </style:style>
    <style:style style:name="P2" style:family="paragraph" style:parent-style-name="Text_20_body">
      <style:text-properties fo:font-variant="normal" fo:text-transform="none" fo:color="#000000" loext:opacity="100%" style:font-name="Liberation Serif" fo:font-size="12pt" fo:letter-spacing="normal" fo:font-style="normal" fo:font-weight="normal" officeooo:rsid="000bd74c" officeooo:paragraph-rsid="000bd74c"/>
    </style:style>
    <style:style style:name="P3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0bd74c" officeooo:paragraph-rsid="000f67eb"/>
    </style:style>
    <style:style style:name="P4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0bd74c" officeooo:paragraph-rsid="001191f8"/>
    </style:style>
    <style:style style:name="P5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0bd74c" officeooo:paragraph-rsid="00119e50"/>
    </style:style>
    <style:style style:name="P6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0bd74c" officeooo:paragraph-rsid="0012fbaf"/>
    </style:style>
    <style:style style:name="P7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0bd74c" officeooo:paragraph-rsid="0016a471"/>
    </style:style>
    <style:style style:name="P8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0bd74c" officeooo:paragraph-rsid="0017c07c"/>
    </style:style>
    <style:style style:name="P9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0bd74c" officeooo:paragraph-rsid="001857e6"/>
    </style:style>
    <style:style style:name="P10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0bd74c" officeooo:paragraph-rsid="001c4bd5"/>
    </style:style>
    <style:style style:name="P11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0bd74c" officeooo:paragraph-rsid="001cd94a"/>
    </style:style>
    <style:style style:name="P12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0bd74c" officeooo:paragraph-rsid="0022a8cb"/>
    </style:style>
    <style:style style:name="P13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0bd74c" officeooo:paragraph-rsid="0025c5de"/>
    </style:style>
    <style:style style:name="P14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0bd74c" officeooo:paragraph-rsid="0026f64e"/>
    </style:style>
    <style:style style:name="P15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0bd74c" officeooo:paragraph-rsid="002757ad"/>
    </style:style>
    <style:style style:name="P16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0bd74c" officeooo:paragraph-rsid="0029161a"/>
    </style:style>
    <style:style style:name="P17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0bd74c" officeooo:paragraph-rsid="002b94c8"/>
    </style:style>
    <style:style style:name="P18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0bd74c" officeooo:paragraph-rsid="002c3543"/>
    </style:style>
    <style:style style:name="P19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0bd74c" officeooo:paragraph-rsid="002d6d91"/>
    </style:style>
    <style:style style:name="P20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0bd74c" officeooo:paragraph-rsid="002f2df5"/>
    </style:style>
    <style:style style:name="P21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0bd74c" officeooo:paragraph-rsid="0030f13b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17c07c" officeooo:paragraph-rsid="001b9520"/>
    </style:style>
    <style:style style:name="P23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17c07c" officeooo:paragraph-rsid="001857e6"/>
    </style:style>
    <style:style style:name="P24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17c07c" officeooo:paragraph-rsid="001a298c"/>
    </style:style>
    <style:style style:name="P25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17c07c" officeooo:paragraph-rsid="001c4bd5"/>
    </style:style>
    <style:style style:name="P26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17c07c" officeooo:paragraph-rsid="0025c5de"/>
    </style:style>
    <style:style style:name="P27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17c07c" officeooo:paragraph-rsid="0026f64e"/>
    </style:style>
    <style:style style:name="P28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17c07c" officeooo:paragraph-rsid="002757ad"/>
    </style:style>
    <style:style style:name="P29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17c07c" officeooo:paragraph-rsid="0028256b"/>
    </style:style>
    <style:style style:name="P30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17c07c" officeooo:paragraph-rsid="0029161a"/>
    </style:style>
    <style:style style:name="P31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17c07c" officeooo:paragraph-rsid="002a0455"/>
    </style:style>
    <style:style style:name="P32" style:family="paragraph" style:parent-style-name="Text_20_body">
      <style:text-properties fo:font-variant="normal" fo:text-transform="none" fo:color="#000000" loext:opacity="100%" style:font-name="Liberation Serif" fo:font-size="12pt" fo:letter-spacing="normal" fo:font-style="normal" fo:font-weight="normal" officeooo:rsid="000f67eb" officeooo:paragraph-rsid="000f67eb"/>
    </style:style>
    <style:style style:name="P33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119e50" officeooo:paragraph-rsid="00119e50"/>
    </style:style>
    <style:style style:name="P34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16a471" officeooo:paragraph-rsid="0016a471"/>
    </style:style>
    <style:style style:name="P35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1a298c" officeooo:paragraph-rsid="001a298c"/>
    </style:style>
    <style:style style:name="P36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1a298c" officeooo:paragraph-rsid="001b9520"/>
    </style:style>
    <style:style style:name="P37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1b9520" officeooo:paragraph-rsid="001b9520"/>
    </style:style>
    <style:style style:name="P38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1c4bd5" officeooo:paragraph-rsid="001c4bd5"/>
    </style:style>
    <style:style style:name="P39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1c4bd5" officeooo:paragraph-rsid="001cd94a"/>
    </style:style>
    <style:style style:name="P40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1e656a" officeooo:paragraph-rsid="001e656a"/>
    </style:style>
    <style:style style:name="P41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1e656a" officeooo:paragraph-rsid="0028256b"/>
    </style:style>
    <style:style style:name="P42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1fb5af" officeooo:paragraph-rsid="001fb5af"/>
    </style:style>
    <style:style style:name="P43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2024ec" officeooo:paragraph-rsid="002024ec"/>
    </style:style>
    <style:style style:name="P44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25c5de" officeooo:paragraph-rsid="0025c5de"/>
    </style:style>
    <style:style style:name="P45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26f64e" officeooo:paragraph-rsid="0026f64e"/>
    </style:style>
    <style:style style:name="P46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26f64e" officeooo:paragraph-rsid="002757ad"/>
    </style:style>
    <style:style style:name="P47" style:family="paragraph" style:parent-style-name="Text_20_body">
      <style:text-properties officeooo:paragraph-rsid="000bd74c"/>
    </style:style>
    <style:style style:name="P48" style:family="paragraph" style:parent-style-name="Text_20_body">
      <style:text-properties officeooo:rsid="000eb3df" officeooo:paragraph-rsid="000f67eb"/>
    </style:style>
    <style:style style:name="P49" style:family="paragraph" style:parent-style-name="Text_20_body">
      <style:paragraph-properties fo:text-align="start" style:justify-single-word="false"/>
      <style:text-properties officeooo:rsid="000f67eb" officeooo:paragraph-rsid="000f67eb"/>
    </style:style>
    <style:style style:name="P50" style:family="paragraph" style:parent-style-name="Text_20_body">
      <style:text-properties officeooo:rsid="00110802" officeooo:paragraph-rsid="00110802"/>
    </style:style>
    <style:style style:name="P51" style:family="paragraph" style:parent-style-name="Text_20_body">
      <style:paragraph-properties fo:text-align="start" style:justify-single-word="false"/>
      <style:text-properties officeooo:rsid="001191f8" officeooo:paragraph-rsid="00119e50"/>
    </style:style>
    <style:style style:name="P52" style:family="paragraph" style:parent-style-name="Text_20_body">
      <style:paragraph-properties fo:text-align="start" style:justify-single-word="false"/>
      <style:text-properties officeooo:rsid="001191f8" officeooo:paragraph-rsid="0016a471"/>
    </style:style>
    <style:style style:name="P53" style:family="paragraph" style:parent-style-name="Text_20_body">
      <style:text-properties officeooo:rsid="001191f8" officeooo:paragraph-rsid="001191f8"/>
    </style:style>
    <style:style style:name="P54" style:family="paragraph" style:parent-style-name="Text_20_body">
      <style:text-properties officeooo:rsid="001191f8" officeooo:paragraph-rsid="00119e50"/>
    </style:style>
    <style:style style:name="P55" style:family="paragraph" style:parent-style-name="Text_20_body">
      <style:paragraph-properties fo:text-align="start" style:justify-single-word="false"/>
      <style:text-properties officeooo:rsid="00119e50" officeooo:paragraph-rsid="00119e50"/>
    </style:style>
    <style:style style:name="P56" style:family="paragraph" style:parent-style-name="Text_20_body">
      <style:paragraph-properties fo:text-align="start" style:justify-single-word="false"/>
    </style:style>
    <style:style style:name="P57" style:family="paragraph" style:parent-style-name="Text_20_body">
      <style:paragraph-properties fo:text-align="start" style:justify-single-word="false"/>
      <style:text-properties officeooo:paragraph-rsid="0029161a"/>
    </style:style>
    <style:style style:name="P58" style:family="paragraph" style:parent-style-name="Text_20_body">
      <style:paragraph-properties fo:text-align="start" style:justify-single-word="false"/>
      <style:text-properties officeooo:paragraph-rsid="002f2df5"/>
    </style:style>
    <style:style style:name="P59" style:family="paragraph" style:parent-style-name="Standard">
      <style:text-properties officeooo:rsid="0017089f" officeooo:paragraph-rsid="0017089f"/>
    </style:style>
    <style:style style:name="P60" style:family="paragraph" style:parent-style-name="Standard">
      <style:text-properties officeooo:rsid="0017089f" officeooo:paragraph-rsid="001c4bd5"/>
    </style:style>
    <style:style style:name="P61" style:family="paragraph" style:parent-style-name="Standard">
      <style:paragraph-properties fo:text-align="start" style:justify-single-word="false"/>
      <style:text-properties officeooo:rsid="0017089f" officeooo:paragraph-rsid="0021abe4"/>
    </style:style>
    <style:style style:name="P62" style:family="paragraph" style:parent-style-name="Text_20_body">
      <style:text-properties officeooo:rsid="0017c07c" officeooo:paragraph-rsid="0017c07c"/>
    </style:style>
    <style:style style:name="P63" style:family="paragraph" style:parent-style-name="Text_20_body">
      <style:paragraph-properties fo:text-align="start" style:justify-single-word="false"/>
      <style:text-properties officeooo:rsid="0017c07c" officeooo:paragraph-rsid="0023d4a1"/>
    </style:style>
    <style:style style:name="P64" style:family="paragraph" style:parent-style-name="Text_20_body">
      <style:paragraph-properties fo:text-align="start" style:justify-single-word="false"/>
      <style:text-properties officeooo:rsid="0017c07c" officeooo:paragraph-rsid="0028256b"/>
    </style:style>
    <style:style style:name="P65" style:family="paragraph" style:parent-style-name="Text_20_body">
      <style:paragraph-properties fo:text-align="start" style:justify-single-word="false"/>
      <style:text-properties officeooo:rsid="0017c07c" officeooo:paragraph-rsid="0029161a"/>
    </style:style>
    <style:style style:name="P66" style:family="paragraph" style:parent-style-name="Text_20_body">
      <style:paragraph-properties fo:text-align="start" style:justify-single-word="false"/>
      <style:text-properties officeooo:rsid="0017c07c" officeooo:paragraph-rsid="002a0455"/>
    </style:style>
    <style:style style:name="P67" style:family="paragraph" style:parent-style-name="Text_20_body">
      <style:paragraph-properties fo:text-align="start" style:justify-single-word="false"/>
      <style:text-properties officeooo:rsid="0017c07c" officeooo:paragraph-rsid="002c3543"/>
    </style:style>
    <style:style style:name="P68" style:family="paragraph" style:parent-style-name="Text_20_body">
      <style:paragraph-properties fo:text-align="start" style:justify-single-word="false"/>
      <style:text-properties officeooo:rsid="0017c07c" officeooo:paragraph-rsid="002ca7d1"/>
    </style:style>
    <style:style style:name="P69" style:family="paragraph" style:parent-style-name="Text_20_body">
      <style:paragraph-properties fo:text-align="start" style:justify-single-word="false"/>
      <style:text-properties officeooo:rsid="0017c07c" officeooo:paragraph-rsid="002d6d91"/>
    </style:style>
    <style:style style:name="P70" style:family="paragraph" style:parent-style-name="Text_20_body">
      <style:paragraph-properties fo:text-align="start" style:justify-single-word="false"/>
      <style:text-properties officeooo:rsid="0017c07c" officeooo:paragraph-rsid="002f2df5"/>
    </style:style>
    <style:style style:name="P71" style:family="paragraph" style:parent-style-name="Text_20_body">
      <style:paragraph-properties fo:text-align="start" style:justify-single-word="false"/>
      <style:text-properties officeooo:rsid="0017c07c" officeooo:paragraph-rsid="0030f13b"/>
    </style:style>
    <style:style style:name="P72" style:family="paragraph" style:parent-style-name="Text_20_body">
      <style:text-properties officeooo:rsid="001c4bd5" officeooo:paragraph-rsid="001c4bd5"/>
    </style:style>
    <style:style style:name="P73" style:family="paragraph" style:parent-style-name="Text_20_body">
      <style:text-properties officeooo:rsid="001cd94a" officeooo:paragraph-rsid="001e656a"/>
    </style:style>
    <style:style style:name="P74" style:family="paragraph" style:parent-style-name="Text_20_body">
      <style:text-properties officeooo:rsid="001e656a" officeooo:paragraph-rsid="001e656a"/>
    </style:style>
    <style:style style:name="P75" style:family="paragraph" style:parent-style-name="Text_20_body">
      <style:text-properties officeooo:rsid="001e656a" officeooo:paragraph-rsid="0028256b"/>
    </style:style>
    <style:style style:name="P76" style:family="paragraph" style:parent-style-name="Text_20_body">
      <style:paragraph-properties fo:text-align="start" style:justify-single-word="false"/>
      <style:text-properties officeooo:rsid="0023d4a1" officeooo:paragraph-rsid="0023d4a1"/>
    </style:style>
    <style:style style:name="P77" style:family="paragraph" style:parent-style-name="Text_20_body">
      <style:paragraph-properties fo:text-align="start" style:justify-single-word="false"/>
      <style:text-properties officeooo:rsid="0025c5de" officeooo:paragraph-rsid="0025c5de"/>
    </style:style>
    <style:style style:name="P78" style:family="paragraph" style:parent-style-name="Text_20_body">
      <style:paragraph-properties fo:text-align="start" style:justify-single-word="false"/>
      <style:text-properties officeooo:rsid="0025c5de" officeooo:paragraph-rsid="0029161a"/>
    </style:style>
    <style:style style:name="P79" style:family="paragraph" style:parent-style-name="Text_20_body">
      <style:paragraph-properties fo:text-align="start" style:justify-single-word="false"/>
      <style:text-properties officeooo:rsid="0025c5de" officeooo:paragraph-rsid="002c3543"/>
    </style:style>
    <style:style style:name="P80" style:family="paragraph" style:parent-style-name="Text_20_body">
      <style:paragraph-properties fo:text-align="start" style:justify-single-word="false"/>
      <style:text-properties officeooo:rsid="0025c5de" officeooo:paragraph-rsid="002d6d91"/>
    </style:style>
    <style:style style:name="P81" style:family="paragraph" style:parent-style-name="Text_20_body">
      <style:paragraph-properties fo:text-align="start" style:justify-single-word="false"/>
      <style:text-properties officeooo:rsid="0025c5de" officeooo:paragraph-rsid="002f2df5"/>
    </style:style>
    <style:style style:name="P82" style:family="paragraph" style:parent-style-name="Text_20_body">
      <style:paragraph-properties fo:text-align="start" style:justify-single-word="false"/>
      <style:text-properties officeooo:rsid="0025c5de" officeooo:paragraph-rsid="0030f13b"/>
    </style:style>
    <style:style style:name="P83" style:family="paragraph" style:parent-style-name="Text_20_body">
      <style:paragraph-properties fo:text-align="start" style:justify-single-word="false"/>
      <style:text-properties officeooo:rsid="002c3543" officeooo:paragraph-rsid="002c3543"/>
    </style:style>
    <style:style style:name="P84" style:family="paragraph" style:parent-style-name="Text_20_body">
      <style:paragraph-properties fo:text-align="start" style:justify-single-word="false"/>
      <style:text-properties officeooo:rsid="002d6d91" officeooo:paragraph-rsid="002f2df5"/>
    </style:style>
    <style:style style:name="P85" style:family="paragraph" style:parent-style-name="Text_20_body">
      <style:paragraph-properties fo:text-align="start" style:justify-single-word="false"/>
      <style:text-properties officeooo:rsid="0030f13b" officeooo:paragraph-rsid="0030f13b"/>
    </style:style>
    <style:style style:name="P86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1a298c" officeooo:paragraph-rsid="001a298c"/>
    </style:style>
    <style:style style:name="P87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25c5de" officeooo:paragraph-rsid="0025c5de"/>
    </style:style>
    <style:style style:name="P88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29161a" officeooo:paragraph-rsid="0029161a"/>
    </style:style>
    <style:style style:name="P89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2c3543" officeooo:paragraph-rsid="002c3543"/>
    </style:style>
    <style:style style:name="P90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2d6d91" officeooo:paragraph-rsid="002d6d91"/>
    </style:style>
    <style:style style:name="P91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2f2df5" officeooo:paragraph-rsid="002f2df5"/>
    </style:style>
    <style:style style:name="P92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0bd74c" officeooo:paragraph-rsid="0030f13b"/>
    </style:style>
    <style:style style:name="P93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30f13b" officeooo:paragraph-rsid="0030f13b"/>
    </style:style>
    <style:style style:name="P94" style:family="paragraph" style:parent-style-name="Text_20_body">
      <style:paragraph-properties fo:text-align="start" style:justify-single-word="false"/>
      <style:text-properties officeooo:rsid="002f2df5" officeooo:paragraph-rsid="002f2df5"/>
    </style:style>
    <style:style style:name="P95" style:family="paragraph" style:parent-style-name="Text_20_body">
      <style:paragraph-properties fo:text-align="start" style:justify-single-word="false"/>
      <style:text-properties officeooo:paragraph-rsid="0029161a"/>
    </style:style>
    <style:style style:name="P96" style:family="paragraph" style:parent-style-name="Heading_20_1">
      <style:paragraph-properties fo:text-align="center" style:justify-single-word="false"/>
    </style:style>
    <style:style style:name="P97" style:family="paragraph" style:parent-style-name="Heading_20_2">
      <style:text-properties officeooo:paragraph-rsid="00119e50"/>
    </style:style>
    <style:style style:name="P98" style:family="paragraph" style:parent-style-name="Heading_20_2">
      <style:text-properties officeooo:paragraph-rsid="0014b492"/>
    </style:style>
    <style:style style:name="P99" style:family="paragraph" style:parent-style-name="Heading_20_2">
      <style:text-properties officeooo:paragraph-rsid="0025c5de"/>
    </style:style>
    <style:style style:name="P100" style:family="paragraph" style:parent-style-name="Heading_20_2">
      <style:paragraph-properties fo:text-align="start" style:justify-single-word="false"/>
      <style:text-properties officeooo:paragraph-rsid="0026f64e"/>
    </style:style>
    <style:style style:name="P101" style:family="paragraph" style:parent-style-name="Heading_20_2">
      <style:paragraph-properties fo:text-align="start" style:justify-single-word="false"/>
      <style:text-properties officeooo:paragraph-rsid="002757ad"/>
    </style:style>
    <style:style style:name="T1" style:family="text">
      <style:text-properties officeooo:rsid="000bd74c"/>
    </style:style>
    <style:style style:name="T2" style:family="text"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T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bd74c"/>
    </style:style>
    <style:style style:name="T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f67eb"/>
    </style:style>
    <style:style style:name="T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19e50"/>
    </style:style>
    <style:style style:name="T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2fbaf"/>
    </style:style>
    <style:style style:name="T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4b492"/>
    </style:style>
    <style:style style:name="T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6a471"/>
    </style:style>
    <style:style style:name="T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3d4a1"/>
    </style:style>
    <style:style style:name="T1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5c5de"/>
    </style:style>
    <style:style style:name="T1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8256b"/>
    </style:style>
    <style:style style:name="T1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9161a"/>
    </style:style>
    <style:style style:name="T1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a0455"/>
    </style:style>
    <style:style style:name="T1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b94c8"/>
    </style:style>
    <style:style style:name="T1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c3543"/>
    </style:style>
    <style:style style:name="T1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ca7d1"/>
    </style:style>
    <style:style style:name="T1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d6d91"/>
    </style:style>
    <style:style style:name="T1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f2df5"/>
    </style:style>
    <style:style style:name="T1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30f13b"/>
    </style:style>
    <style:style style:name="T20" style:family="text">
      <style:text-properties fo:color="#000000" loext:opacity="100%" style:font-name="Liberation Serif" officeooo:rsid="000bd74c"/>
    </style:style>
    <style:style style:name="T21" style:family="text">
      <style:text-properties officeooo:rsid="001191f8"/>
    </style:style>
    <style:style style:name="T22" style:family="text">
      <style:text-properties officeooo:rsid="00119e50"/>
    </style:style>
    <style:style style:name="T23" style:family="text">
      <style:text-properties officeooo:rsid="0014b492"/>
    </style:style>
    <style:style style:name="T24" style:family="text">
      <style:text-properties officeooo:rsid="0017089f"/>
    </style:style>
    <style:style style:name="T25" style:family="text">
      <style:text-properties officeooo:rsid="0017c07c"/>
    </style:style>
    <style:style style:name="T26" style:family="text">
      <style:text-properties officeooo:rsid="001857e6"/>
    </style:style>
    <style:style style:name="T27" style:family="text">
      <style:text-properties officeooo:rsid="001a2382"/>
    </style:style>
    <style:style style:name="T28" style:family="text">
      <style:text-properties officeooo:rsid="001a298c"/>
    </style:style>
    <style:style style:name="T29" style:family="text">
      <style:text-properties officeooo:rsid="001b9520"/>
    </style:style>
    <style:style style:name="T30" style:family="text">
      <style:text-properties officeooo:rsid="001c4bd5"/>
    </style:style>
    <style:style style:name="T31" style:family="text">
      <style:text-properties officeooo:rsid="001cd94a"/>
    </style:style>
    <style:style style:name="T32" style:family="text">
      <style:text-properties officeooo:rsid="001e656a"/>
    </style:style>
    <style:style style:name="T33" style:family="text">
      <style:text-properties officeooo:rsid="001f6875"/>
    </style:style>
    <style:style style:name="T34" style:family="text">
      <style:text-properties officeooo:rsid="002024ec"/>
    </style:style>
    <style:style style:name="T35" style:family="text">
      <style:text-properties officeooo:rsid="0021abe4"/>
    </style:style>
    <style:style style:name="T36" style:family="text">
      <style:text-properties officeooo:rsid="0021f96c"/>
    </style:style>
    <style:style style:name="T37" style:family="text">
      <style:text-properties officeooo:rsid="0022a8cb"/>
    </style:style>
    <style:style style:name="T38" style:family="text">
      <style:text-properties officeooo:rsid="0023d4a1"/>
    </style:style>
    <style:style style:name="T39" style:family="text">
      <style:text-properties officeooo:rsid="0025c5de"/>
    </style:style>
    <style:style style:name="T40" style:family="text">
      <style:text-properties officeooo:rsid="0026f64e"/>
    </style:style>
    <style:style style:name="T41" style:family="text">
      <style:text-properties officeooo:rsid="002757ad"/>
    </style:style>
    <style:style style:name="T42" style:family="text">
      <style:text-properties officeooo:rsid="0028256b"/>
    </style:style>
    <style:style style:name="T43" style:family="text">
      <style:text-properties officeooo:rsid="0029161a"/>
    </style:style>
    <style:style style:name="T44" style:family="text">
      <style:text-properties officeooo:rsid="002a0455"/>
    </style:style>
    <style:style style:name="T45" style:family="text">
      <style:text-properties officeooo:rsid="002b94c8"/>
    </style:style>
    <style:style style:name="T46" style:family="text">
      <style:text-properties officeooo:rsid="002ca7d1"/>
    </style:style>
    <style:style style:name="T47" style:family="text">
      <style:text-properties officeooo:rsid="002d6d9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seudo-classes</text:p>
      <text:p text:style-name="P47"><text:span text:style-name="T1">Pseudo classe é uma palavra-chave (keyword) adicionada a seletores do css pra identificar o estado especial do elemento</text:span><text:span text:style-name="T20"> (que </text:span><text:span text:style-name="T2">especifica um estado especial do elemento selecionado</text:span><text:span text:style-name="T3">)</text:span></text:p>
      <text:p text:style-name="P2">_____________</text:p>
      <text:p text:style-name="P48"><text:span text:style-name="T3">U</text:span><text:span text:style-name="T2">ma pseudo-classe é declarada por dois pontos (:) depois do seletor e o nome da pseudo-classe (keyword / </text:span><text:span text:style-name="T4">palavra-chave</text:span><text:span text:style-name="T2">)</text:span></text:p>
      <text:p text:style-name="P32">seletor:pseudo-classe {</text:p>
      <text:p text:style-name="P32">}</text:p>
      <text:p text:style-name="P1">________________________________________________________________________________</text:p>
      <text:h text:style-name="P96" text:outline-level="1">Pseudo-classe<text:span text:style-name="T24">s</text:span> em links</text:h>
      <text:p text:style-name="P49">As pseudo-classes que são usadas em links (pra link) são:</text:p>
      <text:p text:style-name="P49">:link | :visited | :hover | :active | :focus</text:p>
      <text:p text:style-name="P3">_____________</text:p>
      <text:h text:style-name="Heading_20_2" text:outline-level="2">:link</text:h>
      <text:p text:style-name="P50">A pseudo-classe link tem a função de ficar ativada enquanto o site não for visitado, ou seja, enquanto não clicarmos sobre o link alguma configuração vai ser setada, <text:span text:style-name="T21">depois de clicarmos, essa configuração deixa de ser valida e volta pro seu estado original</text:span></text:p>
      <text:p text:style-name="P50">:link – enquanto não for visitado…</text:p>
      <text:p text:style-name="P4">_____________</text:p>
      <text:h text:style-name="Heading_20_2" text:outline-level="2">:visited</text:h>
      <text:p text:style-name="P53">A pseudo-classe visited é ativada quando o link for visitado, ou seja, quando clicarmos sobre o link, quando isso acontecer alguma configuração vai ser setada, mas enquanto não acontece, essa configuração é invalida</text:p>
      <text:p text:style-name="P53">:visited – quando for visitado…</text:p>
      <text:p text:style-name="P4">_____________</text:p>
      <text:h text:style-name="Heading_20_2" text:outline-level="2">:hover</text:h>
      <text:p text:style-name="P54">A <text:s/>pseudo-classe <text:span text:style-name="T22">hover é ativada quando o cursor estiver por cima, ou seja, quando passamos o cursor sobre o link alguma configuração vai ser setada</text:span></text:p>
      <text:p text:style-name="P53">:hover – quando o <text:span text:style-name="T22">cursor</text:span> estiver em cima…</text:p>
      <text:p text:style-name="P5">_____________</text:p>
      <text:p text:style-name="P5"/>
      <text:h text:style-name="P97" text:outline-level="2"><text:soft-page-break/>:<text:span text:style-name="T22">active</text:span></text:h>
      <text:p text:style-name="P51"><text:span text:style-name="T3">A <text:s/>pseudo-classe </text:span><text:span text:style-name="T5">active é ativada quando clicamos no link, ou seja, enquanto estamos clicando sobre o link alguma configuração é setada, depois de soltarmos o botão de click do mouse essas configurações serão invalidas, ou seja, o link vai voltar pro estado original</text:span></text:p>
      <text:p text:style-name="P55"><text:span text:style-name="T5">A </text:span><text:span text:style-name="T2">diferença entre :visited e :active é </text:span><text:span text:style-name="T6">que, no visited, quando clicamos, a configuração fica pra sempre e no active quando soltamos / paramos de pressionar, o link volta ao normal</text:span></text:p>
      <text:p text:style-name="P33">:active – quando clicar…</text:p>
      <text:p text:style-name="P6">_____________</text:p>
      <text:h text:style-name="P98" text:outline-level="2">:<text:span text:style-name="T23">focus</text:span></text:h>
      <text:p text:style-name="P52"><text:span text:style-name="T3">A <text:s/>pseudo-classe </text:span><text:span text:style-name="T7">focus é ativada quando damos foco ao link, pode ser clicando ou selecionando ele pelo tab ou por alguma outra ferramenta</text:span></text:p>
      <text:p text:style-name="P52"><text:span text:style-name="T8">O</text:span><text:span text:style-name="T7"> focus é muito semelhante ao active, a diferença é que pro </text:span><text:span text:style-name="T8">active</text:span><text:span text:style-name="T7"> ser ativado </text:span><text:span text:style-name="T8">é preciso cumprir uma única condição, o click, enquanto o focus pode ser ativado por diversas condições</text:span></text:p>
      <text:p text:style-name="P34">:focus – quando der foco…</text:p>
      <text:p text:style-name="P7">________________________________________________________________________________</text:p>
      <text:h text:style-name="P96" text:outline-level="1"><text:span text:style-name="T33">P</text:span>seudo-classe<text:span text:style-name="T24">s</text:span> em filhos</text:h>
      <text:p text:style-name="P59">As pseudo-classes que são usadas para filhos são:</text:p>
      <text:p text:style-name="P59"/>
      <text:p text:style-name="P60">:first-child | :<text:span text:style-name="T25">last-child </text:span><text:span text:style-name="T27">| :nth-child( ) </text:span><text:span text:style-name="T30">| </text:span><text:span text:style-name="T27">:nth-</text:span><text:span text:style-name="T30">last-</text:span><text:span text:style-name="T27">child( )</text:span></text:p>
      <text:p text:style-name="P8">_____________</text:p>
      <text:h text:style-name="Heading_20_2" text:outline-level="2">:<text:span text:style-name="T25">first-child</text:span></text:h>
      <text:p text:style-name="P62">A pseudo-classe first-child seleciona o primeiro elemento / filho, ou seja, o primeiro filho vai receber configurações diferentes do resto</text:p>
      <text:p text:style-name="P62">:first-child – o primeiro filho…</text:p>
      <text:p text:style-name="P8">_____________</text:p>
      <text:h text:style-name="Heading_20_2" text:outline-level="2">:<text:span text:style-name="T25">last-child</text:span></text:h>
      <text:p text:style-name="P23">A pseudo-classe last-child seleciona o ultimo elemento / filho, ou seja, o <text:span text:style-name="T26">ultimo</text:span> filho vai receber configurações diferentes do resto</text:p>
      <text:p text:style-name="P23">:<text:span text:style-name="T26">last</text:span>-child – o <text:span text:style-name="T26">ultimo</text:span> filho…</text:p>
      <text:p text:style-name="P9">_____________</text:p>
      <text:h text:style-name="Heading_20_2" text:outline-level="2"><text:soft-page-break/>:nth-child<text:span text:style-name="T27">( )</text:span></text:h>
      <text:p text:style-name="P24">A pseudo-classe <text:span text:style-name="T27">:nth-child( )</text:span> <text:span text:style-name="T28">tem a função de </text:span>seleciona<text:span text:style-name="T28">r algum elemento / filho, ou seja, basta colocar o posicionamento do filho entre os parênteses ex: se você quiser selecionar o quarto filho basta botar o numero 4:</text:span></text:p>
      <text:p text:style-name="P35"><text:line-break/>seletor:nth-child(4) {</text:p>
      <text:p text:style-name="P35">}</text:p>
      <text:p text:style-name="P35">______</text:p>
      <text:p text:style-name="P37">Tambem podemos colocar o valor even (par) ou odd (impar), que significa que todos os pares ou todos os impares serão selecionados e irão ganhar uma configuração extra sobrepondo a original</text:p>
      <text:p text:style-name="P22"><text:span text:style-name="T28">seletor:nth-child(</text:span><text:span text:style-name="T29">odd</text:span><text:span text:style-name="T28">) { </text:span><text:span text:style-name="T29">apenas os elementos com posicionamento impar serão selecionados</text:span></text:p>
      <text:p text:style-name="P36">}</text:p>
      <text:p text:style-name="P22"><text:span text:style-name="T28">seletor:nth-child(</text:span><text:span text:style-name="T29">even</text:span><text:span text:style-name="T28">) {</text:span><text:span text:style-name="T29">apenas os elementos com posicionamento par serão selecionados</text:span></text:p>
      <text:p text:style-name="P36">}</text:p>
      <text:p text:style-name="P36">______</text:p>
      <text:p text:style-name="P38">Tambem podemos colocar expressões matematicas</text:p>
      <text:p text:style-name="P28"><text:span text:style-name="T27">:nth-child( ) - </text:span><text:span text:style-name="T42">o filho na posição...</text:span></text:p>
      <text:p text:style-name="P10">_____________</text:p>
      <text:h text:style-name="Heading_20_2" text:outline-level="2"><text:span text:style-name="T27">:nth-</text:span><text:span text:style-name="T30">last-</text:span><text:span text:style-name="T27">child( )</text:span></text:h>
      <text:p text:style-name="P25">A pseudo-classe <text:span text:style-name="T27">:nth-</text:span><text:span text:style-name="T30">last-</text:span><text:span text:style-name="T27">child( )</text:span> <text:span text:style-name="T28">tem a função de </text:span>seleciona<text:span text:style-name="T28">r algum elemento / filho </text:span><text:span text:style-name="T30">exatamente igual ao nth-child, porem a ordem é de tras pra frente / de baixo pra cima ou seja, o primeiro elemento na verdade é o ultimo</text:span></text:p>
      <text:p text:style-name="P38">3 elemento</text:p>
      <text:p text:style-name="P38">2 elemento</text:p>
      <text:p text:style-name="P38">1 elemento</text:p>
      <text:p text:style-name="P25"><text:span text:style-name="T27">:nth-</text:span><text:span text:style-name="T30">last-</text:span><text:span text:style-name="T27">child(</text:span><text:span text:style-name="T30">1</text:span><text:span text:style-name="T27">) </text:span><text:span text:style-name="T30">{</text:span></text:p>
      <text:p text:style-name="P38">} </text:p>
      <text:p text:style-name="P38">quando o valor 1 é posto ele vai pegar o ultimo item, quando o 2 é posto ele pega o penultimo item e assim sucessivamente</text:p>
      <text:p text:style-name="P38">Os valores usados são o mesmo do nth-child</text:p>
      <text:p text:style-name="P29"><text:s/><text:span text:style-name="T27">:nth-</text:span><text:span text:style-name="T30">last-</text:span><text:span text:style-name="T27">child( ) - </text:span><text:span text:style-name="T42">o filho na posição...</text:span></text:p>
      <text:p text:style-name="P10">_____________</text:p>
      <text:p text:style-name="Standard"/>
      <text:p text:style-name="Standard"/>
      <text:p text:style-name="Standard"/>
      <text:p text:style-name="Standard"><text:soft-page-break/></text:p>
      <text:h text:style-name="Heading_20_2" text:outline-level="2">:<text:span text:style-name="T30">nth-off-type</text:span><text:span text:style-name="T31">( )</text:span></text:h>
      <text:p text:style-name="P72">Essa pseudo-classe funciona do mesmo jeito que o nth-child, os valores tambem são iguais</text:p>
      <text:p text:style-name="P73">A única diferença é que ele diferencia os tipos, <text:span text:style-name="T32">ou seja, ele vai selecionar os filhos de cada tipo ex:</text:span></text:p>
      <text:p text:style-name="P74">nth-off-type(2) {<text:line-break/>}</text:p>
      <text:p text:style-name="P74">se em um container tiver h1 e p ele vai pegar o segundo filho de h1 e o segundo filho de p, ao contrario do nth-child</text:p>
      <text:p text:style-name="P75">nth-off-type( ) - <text:span text:style-name="T42">o filho na posiç</text:span><text:span text:style-name="T11">ão...</text:span></text:p>
      <text:p text:style-name="P10">_____________</text:p>
      <text:h text:style-name="Heading_20_2" text:outline-level="2">:<text:span text:style-name="T30">nth-last-off-type</text:span><text:span text:style-name="T31">( )</text:span></text:h>
      <text:p text:style-name="P39">Essa pseudo-classe funciona do mesmo jeito que o nth-<text:span text:style-name="T31">last</text:span>-child, os valores tambem são iguais, <text:span text:style-name="T31">e tambem é contado ao contrario, de baixo pra cima, o ultimo elemento é o primeiro</text:span></text:p>
      <text:p text:style-name="P73">A única diferença é que ele diferencia os tipos, <text:span text:style-name="T32">ou seja, ele vai selecionar os filhos de cada tipo ex:</text:span></text:p>
      <text:p text:style-name="P74">nth-last-off-type(2) {<text:line-break/>}</text:p>
      <text:p text:style-name="P40">se em um container tiver h1 e p ele vai pegar o penultimo filho de h1 e o penultimo filho de p, ao contrario do nth-last-child</text:p>
      <text:p text:style-name="P41">nth-last-off-type( ) - <text:span text:style-name="T42">o filho na posição</text:span> </text:p>
      <text:p text:style-name="P11">________________________________________________________________________________</text:p>
      <text:h text:style-name="P96" text:outline-level="1">Pseudo-classes para formularios</text:h>
      <text:p text:style-name="P61">As pseudo-classes que são usadas para <text:span text:style-name="T35">formularios</text:span> são:</text:p>
      <text:p text:style-name="P56"/>
      <text:p text:style-name="P58">:<text:span text:style-name="T35">disabled | :</text:span><text:span text:style-name="T36">enabled | :</text:span><text:span text:style-name="T37">invalid | :valid </text:span><text:span text:style-name="T42">| :required | :</text:span><text:span text:style-name="T43">optional </text:span><text:span text:style-name="T45">| :read-only </text:span><text:span text:style-name="T46">| :read-write </text:span><text:span text:style-name="T47">| :in-range</text:span></text:p>
      <text:p text:style-name="P94">| :out-of-range | :checked</text:p>
      <text:p text:style-name="P12">_____________</text:p>
      <text:h text:style-name="Heading_20_2" text:outline-level="2">:<text:span text:style-name="T35">disabled</text:span></text:h>
      <text:p text:style-name="P63">A pseudo-classe :<text:span text:style-name="T38">disable</text:span><text:span text:style-name="T39">d</text:span><text:span text:style-name="T38"> tem a funç</text:span><text:span text:style-name="T9">ão de selecionar todos os inputs que estão desabilitados aplicando alguma configuração pra ele</text:span></text:p>
      <text:p text:style-name="P76"><text:span text:style-name="T2">pra essa pseudo-classe funcionar o input precisa estar desabilitado, quem tem essa função é a palavra disabled </text:span><text:span text:style-name="T10">que é colocada dentro do input</text:span></text:p>
      <text:p text:style-name="P44">input:disabled {<text:line-break/>}</text:p>
      <text:p text:style-name="P44"><text:soft-page-break/>&lt;input type=” <text:s/>“ <text:s/>name=” <text:s/>“ disabled &gt;</text:p>
      <text:p text:style-name="P77">basta declarar “disabled” no input, que desabilita ele, funciona como o class</text:p>
      <text:p text:style-name="P64">:<text:span text:style-name="T38">disable</text:span><text:span text:style-name="T39">d – </text:span><text:span text:style-name="T42">quando estiver desabilitado...</text:span></text:p>
      <text:p text:style-name="P13">_____________</text:p>
      <text:h text:style-name="P99" text:outline-level="2">:<text:span text:style-name="T39">enabled</text:span></text:h>
      <text:p text:style-name="P26">A pseudo-classe :<text:span text:style-name="T39">enabled</text:span><text:span text:style-name="T38"> tem a função de selecionar todos os inputs que estão </text:span><text:span text:style-name="T39">habilitados</text:span><text:span text:style-name="T38"> aplicando alguma configuração pra ele, </text:span><text:span text:style-name="T39">lembrando que</text:span><text:span text:style-name="T38"> </text:span><text:span text:style-name="T39">o padrão do input é estar habilitado</text:span></text:p>
      <text:p text:style-name="P44">essa pseudo-classe funciona quando tiver inputs desabilitados e a configuração que você quer vale apenas para aqueles que estão habilitados</text:p>
      <text:p text:style-name="P29">:<text:span text:style-name="T39">enabled – </text:span><text:span text:style-name="T42">quando estiver habilitado...</text:span></text:p>
      <text:p text:style-name="P14">_____________</text:p>
      <text:h text:style-name="P100" text:outline-level="2">:<text:span text:style-name="T40">invalid</text:span></text:h>
      <text:p text:style-name="P27">A pseudo-classe :<text:span text:style-name="T40">invalid</text:span><text:span text:style-name="T38"> </text:span><text:span text:style-name="T40">serve pra qualquer conteudo que esteja invalido, identificando quais campos foram preenchidos incorretamente e adicionando alguma configuração pra quando essa cituação ocorrer</text:span></text:p>
      <text:p text:style-name="P45"><text:span text:style-name="T41">ex: </text:span>se um campo de e-mail não for preenchido com um e-mail valido, ou se a pessoa digitar errado, ou se não for um e-mail, alguma configuração vai se aplicada</text:p>
      <text:p text:style-name="P27">:<text:span text:style-name="T40">invalid – quando </text:span><text:span text:style-name="T41">o conteudo</text:span><text:span text:style-name="T40"> estiver invalido...</text:span></text:p>
      <text:p text:style-name="P15">_____________</text:p>
      <text:h text:style-name="P101" text:outline-level="2">:<text:span text:style-name="T41">valid</text:span></text:h>
      <text:p text:style-name="P28">A pseudo-classe :<text:span text:style-name="T40">valid </text:span><text:span text:style-name="T41">serve pra qualquer conteudo que foi validado com sucesso, ou seja, estiver valido, identificando os campos que foram preenchidos corretamente e adicionando alguma configuração, ajudando o usuario a identificar os campos que estão validos</text:span></text:p>
      <text:p text:style-name="P46"><text:span text:style-name="T41">ex: </text:span>se um campo de e-mail <text:span text:style-name="T41">for preenchido com um e-mail valido, alguma configuração vai ser aplicada</text:span></text:p>
      <text:p text:style-name="P28">:<text:span text:style-name="T41">valid – quando o conteudo estiver valido...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>_____________</text:p>
      <text:h text:style-name="Heading_20_2" text:outline-level="2">:<text:span text:style-name="T42">required</text:span></text:h>
      <text:p text:style-name="P30">A pseudo-classe :<text:span text:style-name="T43">required representa qualquer conteudo que esteja com o atributo required, semelhante ao disabled</text:span></text:p>
      <text:p text:style-name="P57"><text:span text:style-name="T14">o atributo required t</text:span><text:span text:style-name="T12">em a função de aplicar configurações para campos que devem ter dados validos antes de serem enviados / submetidos</text:span></text:p>
      <text:p text:style-name="P88">seletor:required {<text:line-break/>}</text:p>
      <text:p text:style-name="P78"><text:span text:style-name="T2">&lt;input type=” <text:s/>“ <text:s/>name=” <text:s/>“ </text:span><text:span text:style-name="T12">required</text:span><text:span text:style-name="T2"> &gt;</text:span></text:p>
      <text:p text:style-name="P31"><text:span text:style-name="T2">:</text:span><text:span text:style-name="T43">required – </text:span><text:span text:style-name="T45">se tiver o atributo required...</text:span></text:p>
      <text:p text:style-name="P16">_____________</text:p>
      <text:h text:style-name="Heading_20_2" text:outline-level="2"><text:span text:style-name="T42">:</text:span><text:span text:style-name="T43">optional</text:span></text:h>
      <text:p text:style-name="P65"><text:span text:style-name="T2">A pseudo-classe :</text:span><text:span text:style-name="T12">optional </text:span><text:span text:style-name="T13">seleciona qualquer elemento que não tenha o atributo required, </text:span><text:span text:style-name="T44">aplicando configuraç</text:span><text:span text:style-name="T13">ões a elementos que são opcionais</text:span></text:p>
      <text:p text:style-name="P66"><text:span text:style-name="T2">:</text:span><text:span text:style-name="T12">optional – </text:span><text:span text:style-name="T14">se for opcional...</text:span></text:p>
      <text:p text:style-name="P17">_____________</text:p>
      <text:h text:style-name="Heading_20_2" text:outline-level="2">:read-only</text:h>
      <text:p text:style-name="P67"><text:span text:style-name="T2">A pseudo-classe :</text:span><text:span text:style-name="T14">read-only </text:span><text:span text:style-name="T15">seleciona qualquer elemento que tenha o atributo readonly, permitindo fazer configurações</text:span></text:p>
      <text:p text:style-name="P89">o atributo readonly tem a função de permitir apenas a leitura, não deixando digitar nem editar, porem ainda é permitido selecionar o texto caso queira copia-lo</text:p>
      <text:p text:style-name="P89">ex:</text:p>
      <text:p text:style-name="P89">seletor:read-only {</text:p>
      <text:p text:style-name="P89">}</text:p>
      <text:p text:style-name="P79"><text:span text:style-name="T2">&lt;input type=” <text:s/>“ <text:s/>name=” <text:s/>“ </text:span><text:span text:style-name="T15">readonly</text:span><text:span text:style-name="T2"> &gt;</text:span></text:p>
      <text:p text:style-name="P83">:read-only – se tiver o atributo readonly...</text:p>
      <text:p text:style-name="P18">_____________</text:p>
      <text:h text:style-name="Heading_20_2" text:outline-level="2">:read-write</text:h>
      <text:p text:style-name="P68"><text:span text:style-name="T2">A pseudo-classe :</text:span><text:span text:style-name="T14">read-</text:span><text:span text:style-name="T16">write seleciona qualquer elemento que tenha a permissão de escrever, </text:span><text:span text:style-name="T19">editar e ler</text:span><text:span text:style-name="T16"> </text:span><text:span text:style-name="T17">(</text:span><text:span text:style-name="T16">sendo esse o padrão</text:span><text:span text:style-name="T17">)</text:span><text:span text:style-name="T16">, ou seja, todo elemento que não tenha o atributo readonly</text:span></text:p>
      <text:p text:style-name="P68"><text:span text:style-name="T16">read-write – se for permitido escrever...</text:span><text:span text:style-name="T14"> </text:span></text:p>
      <text:p text:style-name="P19"><text:soft-page-break/></text:p>
      <text:p text:style-name="P19">_____________</text:p>
      <text:h text:style-name="Heading_20_2" text:outline-level="2">:<text:span text:style-name="T47">in-range</text:span></text:h>
      <text:p text:style-name="P69"><text:span text:style-name="T2">A pseudo-classe :</text:span><text:span text:style-name="T17">in-range seleciona elementos que estão entre os valores apresentados no atributo minimo e maximo, ou seja, </text:span><text:span text:style-name="T18">aplica algumas configurações para elementos que estão entre os dois valores apresentados</text:span></text:p>
      <text:p text:style-name="P90">seletor:in-range {<text:line-break/>}</text:p>
      <text:p text:style-name="P80"><text:span text:style-name="T2">&lt;input type=”</text:span><text:span text:style-name="T17">number</text:span><text:span text:style-name="T2">“ <text:s/></text:span><text:span text:style-name="T17">min=” <text:s/>“ <text:s/>max=” <text:s/>“</text:span><text:span text:style-name="T2">&gt;</text:span></text:p>
      <text:p text:style-name="P91">ex:</text:p>
      <text:p text:style-name="P81"><text:span text:style-name="T2">&lt;input type=”</text:span><text:span text:style-name="T17">number</text:span><text:span text:style-name="T2">“ <text:s/></text:span><text:span text:style-name="T18">value=”15” </text:span><text:span text:style-name="T17">min=”</text:span><text:span text:style-name="T18">10</text:span><text:span text:style-name="T17">“ <text:s/>max=”</text:span><text:span text:style-name="T18">20</text:span><text:span text:style-name="T17">“</text:span><text:span text:style-name="T2">&gt;</text:span></text:p>
      <text:p text:style-name="P90">:in-range – se estiver entre o minimo e maximo...</text:p>
      <text:p text:style-name="P20">_____________</text:p>
      <text:h text:style-name="Heading_20_2" text:outline-level="2">:out-of-range</text:h>
      <text:p text:style-name="P70"><text:span text:style-name="T2">A pseudo-classe :</text:span><text:span text:style-name="T18">out-of-range </text:span><text:span text:style-name="T17">seleciona elementos que </text:span><text:span text:style-name="T18">tem o valor fora dos atributos minimo e maximo, ou seja, aplica algumas configurações para elementos que não estão entre os valores minimo e maximo apresentados</text:span></text:p>
      <text:p text:style-name="P84"><text:span text:style-name="T2">seletor:</text:span><text:span text:style-name="T18">out-of-range </text:span><text:span text:style-name="T2">{<text:line-break/>}</text:span></text:p>
      <text:p text:style-name="P81"><text:span text:style-name="T2">&lt;input type=”</text:span><text:span text:style-name="T17">number</text:span><text:span text:style-name="T2">“ <text:s/></text:span><text:span text:style-name="T17">min=” <text:s/>“ <text:s/>max=” <text:s/>“</text:span><text:span text:style-name="T2">&gt;</text:span></text:p>
      <text:p text:style-name="P91">ex:</text:p>
      <text:p text:style-name="P81"><text:span text:style-name="T2">&lt;input type=”</text:span><text:span text:style-name="T17">number</text:span><text:span text:style-name="T2">“ <text:s/></text:span><text:span text:style-name="T18">value=”15” </text:span><text:span text:style-name="T17">min=”</text:span><text:span text:style-name="T18">0</text:span><text:span text:style-name="T17">“ <text:s/>max=”</text:span><text:span text:style-name="T18">10</text:span><text:span text:style-name="T17">“</text:span><text:span text:style-name="T2">&gt;</text:span></text:p>
      <text:p text:style-name="P71"><text:span text:style-name="T17">:</text:span><text:span text:style-name="T18">out-of-range</text:span><text:span text:style-name="T17"> – se estiver</text:span><text:span text:style-name="T18"> fora</text:span><text:span text:style-name="T17"> </text:span><text:span text:style-name="T18">d</text:span><text:span text:style-name="T17">o minimo e </text:span><text:span text:style-name="T18">do</text:span><text:span text:style-name="T17"> maximo…</text:span></text:p>
      <text:p text:style-name="P21">_____________</text:p>
      <text:h text:style-name="Heading_20_2" text:outline-level="2">:checked</text:h>
      <text:p text:style-name="P71"><text:span text:style-name="T2">A pseudo-classe :</text:span><text:span text:style-name="T19">checked seleciona elementos que tem o atributo checked, aplicando algumas configurações quando estiver checado (marcado), ou seja, quando a condição “marcado” for verdadeira, algumas configurações serão aplicadas</text:span></text:p>
      <text:p text:style-name="P93">seletor:checked {<text:line-break/>{</text:p>
      <text:p text:style-name="P82"><text:span text:style-name="T2">&lt;input type=”</text:span><text:span text:style-name="T19">checkbox</text:span><text:span text:style-name="T2">“ <text:s/></text:span><text:span text:style-name="T19">checked</text:span><text:span text:style-name="T2">&gt;</text:span></text:p>
      <text:p text:style-name="P93">quando a condição checked for verdadeira, a pseudo-classe :checked vai passar a ser valida</text:p>
      <text:p text:style-name="P85">:checked – se estiver marcado...</text:p>
      <text:p text:style-name="P21"><text:soft-page-break/>_____________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7"><text:span text:style-name="T43">pegar a descriç</text:span><text:span text:style-name="T12">ão do cev do que é pseudo-classe, tem em algum dos dados em algum dos modulos</text:span></text:p>
      <text:p text:style-name="P42">________________________________________________________________________________</text:p>
      <text:p text:style-name="P42">Object-fit: cover; mantem a proporçao da imagem</text:p>
      <text:p text:style-name="P42">muitas divs pra estruturar não é problema</text:p>
      <text:p text:style-name="P42">o svg é muito mais leve que uma imagem, em questão de desempenho o svg sempre vai ser melhor que uma imagem, se tiver a opção de usar svg ao invés de imagem <text:span text:style-name="T34">use</text:span></text:p>
      <text:p text:style-name="P42">é <text:span text:style-name="T34">usado para estilizar alguns elementos especificos sem definir uma classe pra eles</text:span></text:p>
      <text:p text:style-name="P43">quando usar classes/ids e quando usar pseudo-classes | se atentar a isso</text:p>
      <text:p text:style-name="P42">________________________________________________________________________________</text:p>
      <text:p text:style-name="P42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start" style:justify-single-word="false"/>
      <style:text-properties fo:font-variant="normal" fo:text-transform="none" fo:color="#000000" loext:opacity="100%" style:font-name="Liberation Serif" fo:font-family="'Liberation Serif'" style:font-family-generic="roman" style:font-pitch="variable" fo:font-size="12pt" fo:letter-spacing="normal" fo:font-style="normal" fo:font-weight="normal" officeooo:rsid="000bd74c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1T03:39:30.402291898</meta:creation-date>
    <dc:date>2022-07-11T17:36:45.868752452</dc:date>
    <meta:editing-duration>PT30M29S</meta:editing-duration>
    <meta:editing-cycles>4</meta:editing-cycles>
    <meta:generator>LibreOffice/7.3.4.2$Linux_X86_64 LibreOffice_project/30$Build-2</meta:generator>
    <meta:document-statistic meta:table-count="0" meta:image-count="0" meta:object-count="0" meta:page-count="9" meta:paragraph-count="167" meta:word-count="1491" meta:character-count="10030" meta:non-whitespace-character-count="8658"/>
  </office:meta>
</office:document-meta>
</file>